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800000007F18D072D76143BAE6.png" manifest:media-type="image/png"/>
  <manifest:file-entry manifest:full-path="Pictures/1000000000000080000000809ED910152D34E74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游明朝" svg:font-family="游明朝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textarea-horizontal-align="justify" draw:textarea-vertical-align="middle" draw:auto-grow-height="false" fo:min-height="0cm" fo:min-width="0.157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16cm" fo:min-width="0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16cm" fo:min-width="0.216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66cm" fo:min-width="0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66cm" fo:min-width="0.216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solid" svg:stroke-width="0.035cm" svg:stroke-color="#000000" draw:marker-start-width="0.252cm" draw:marker-end-width="0.252cm" draw:textarea-horizontal-align="justify" draw:textarea-vertical-align="middle" draw:auto-grow-height="false" fo:min-height="0cm" fo:min-width="0.123c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000000" draw:marker-start-width="0.252cm" draw:marker-end="Arrow" draw:marker-end-width="0.2cm" draw:fill="solid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16cm" fo:min-width="0.466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16cm" fo:min-width="0.966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16cm" fo:min-width="0.216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16cm" fo:min-width="0.716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16cm" fo:min-width="1.716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/>
      <style:text-properties style:font-name="游明朝" style:font-name-asian="游明朝"/>
    </style:style>
    <style:style style:name="P8" style:family="paragraph">
      <loext:graphic-properties draw:fill="none"/>
      <style:paragraph-properties fo:text-align="center"/>
      <style:text-properties style:font-name="游明朝" style:font-name-asian="游明朝"/>
    </style:style>
    <style:style style:name="P9" style:family="paragraph">
      <style:paragraph-properties fo:text-align="center"/>
      <style:text-properties style:font-name="Times New Roman" style:font-name-asian="游明朝"/>
    </style:style>
    <style:style style:name="P10" style:family="paragraph">
      <loext:graphic-properties draw:fill="none"/>
      <style:paragraph-properties fo:text-align="center"/>
      <style:text-properties style:font-name="Times New Roman" style:font-name-asian="游明朝"/>
    </style:style>
    <style:style style:name="P11" style:family="paragraph">
      <style:paragraph-properties fo:text-align="center"/>
      <style:text-properties style:font-name="Liberation Sans" style:font-name-asian="游明朝"/>
    </style:style>
    <style:style style:name="P12" style:family="paragraph">
      <loext:graphic-properties draw:fill="none"/>
      <style:paragraph-properties fo:text-align="center"/>
      <style:text-properties style:font-name="Liberation Sans" style:font-name-asian="游明朝"/>
    </style:style>
    <style:style style:name="P13" style:family="paragraph">
      <style:paragraph-properties fo:text-align="center"/>
      <style:text-properties style:font-name="Liberation Sans" fo:font-size="18pt" style:letter-kerning="true" style:font-name-asian="游明朝" style:font-size-asian="18pt" style:font-name-complex="Lucida Sans" style:font-size-complex="18pt"/>
    </style:style>
    <style:style style:name="P14" style:family="paragraph">
      <loext:graphic-properties draw:fill="none" draw:fill-color="#ffffff"/>
      <style:text-properties style:font-name="Times New Roman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Times New Roman" fo:font-style="italic" style:font-style-asian="italic" style:font-style-complex="italic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Times New Roman" fo:font-style="normal" style:font-style-asian="normal" style:font-style-complex="normal"/>
    </style:style>
    <style:style style:name="T5" style:family="text">
      <style:text-properties style:font-name="游明朝" style:font-name-asian="游明朝"/>
    </style:style>
    <style:style style:name="T6" style:family="text">
      <style:text-properties style:font-name="Times New Roman" style:font-name-asian="游明朝"/>
    </style:style>
    <style:style style:name="T7" style:family="text">
      <style:text-properties style:font-name="Liberation Sans" style:font-name-asian="游明朝"/>
    </style:style>
    <style:style style:name="T8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.269cm" svg:height="2.25cm" svg:x="3cm" svg:y="9cm">
          <draw:image xlink:href="Pictures/10000000000000800000007F18D072D76143BAE6.png" xlink:type="simple" xlink:show="embed" xlink:actuate="onLoad" loext:mime-type="image/png">
            <text:p/>
          </draw:image>
        </draw:frame>
        <draw:frame draw:style-name="gr1" draw:text-style-name="P1" draw:layer="layout" svg:width="2.25cm" svg:height="2.25cm" svg:x="3cm" svg:y="11.5cm">
          <draw:image xlink:href="Pictures/1000000000000080000000809ED910152D34E748.png" xlink:type="simple" xlink:show="embed" xlink:actuate="onLoad" loext:mime-type="image/png">
            <text:p/>
          </draw:image>
        </draw:frame>
        <draw:custom-shape draw:style-name="gr2" draw:text-style-name="P1" draw:layer="layout" svg:width="0.75cm" svg:height="0.5cm" svg:x="5.5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.137cm" svg:height="0.95cm" svg:x="6.45cm" svg:y="9.75cm">
          <draw:text-box>
            <text:p>犬</text:p>
          </draw:text-box>
        </draw:frame>
        <draw:frame draw:style-name="gr3" draw:text-style-name="P2" draw:layer="layout" svg:width="1.137cm" svg:height="0.95cm" svg:x="6.45cm" svg:y="12.05cm">
          <draw:text-box>
            <text:p>猫</text:p>
          </draw:text-box>
        </draw:frame>
        <draw:custom-shape draw:style-name="gr2" draw:text-style-name="P1" draw:layer="layout" svg:width="0.75cm" svg:height="0.5cm" svg:x="5.5cm" svg:y="12.3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4" draw:text-style-name="P3" draw:layer="layout" svg:width="0.5cm" svg:height="0.5cm" svg:x="8.25cm" svg:y="9cm">
            <text:p text:style-name="P1"><text:span text:style-name="T1">76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5cm" svg:height="0.5cm" svg:x="8.75cm" svg:y="9cm">
            <text:p text:style-name="P1"><text:span text:style-name="T1">8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75cm" svg:height="0.5cm" svg:x="9.25cm" svg:y="9cm"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5cm" svg:height="0.5cm" svg:x="10cm" svg:y="9cm">
            <text:p text:style-name="P1"><text:span text:style-name="T1">5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5cm" svg:height="0.5cm" svg:x="8.25cm" svg:y="9.5cm">
            <text:p text:style-name="P1"><text:span text:style-name="T1">79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5cm" svg:height="0.5cm" svg:x="8.75cm" svg:y="9.5cm">
            <text:p text:style-name="P1"><text:span text:style-name="T1">83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75cm" svg:height="0.5cm" svg:x="9.25cm" svg:y="9.5cm"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5cm" svg:height="0.5cm" svg:x="10cm" svg:y="9.5cm">
            <text:p text:style-name="P1"><text:span text:style-name="T1">49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5cm" svg:height="0.75cm" svg:x="8.25cm" svg:y="10cm"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75cm" svg:height="0.75cm" svg:x="9.25cm" svg:y="10cm"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5cm" svg:height="0.75cm" svg:x="10cm" svg:y="10cm"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5cm" svg:height="0.5cm" svg:x="8.25cm" svg:y="10.75cm">
            <text:p text:style-name="P1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5cm" svg:height="0.5cm" svg:x="8.75cm" svg:y="10.75cm">
            <text:p text:style-name="P1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75cm" svg:height="0.5cm" svg:x="9.25cm" svg:y="10.75cm"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5cm" svg:height="0.5cm" svg:x="10cm" svg:y="10.75cm">
            <text:p text:style-name="P1"><text:span text:style-name="T1">25</text:span></text:p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0.071cm" svg:height="0.071cm" svg:x="9.447cm" svg:y="9.2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9.59cm" svg:y="9.2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9.733cm" svg:y="9.2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4" draw:layer="layout" svg:width="0.071cm" svg:height="0.071cm" svg:x="8.465cm" svg:y="10.1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8.465cm" svg:y="10.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8.465cm" svg:y="10.4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4" draw:layer="layout" svg:width="0.071cm" svg:height="0.071cm" svg:x="9.447cm" svg:y="10.1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9.59cm" svg:y="10.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9.733cm" svg:y="10.4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4" draw:layer="layout" svg:width="0.071cm" svg:height="0.071cm" svg:x="8.965cm" svg:y="10.1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8.965cm" svg:y="10.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8.965cm" svg:y="10.4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4" draw:layer="layout" svg:width="0.071cm" svg:height="0.071cm" svg:x="10.25cm" svg:y="10.1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10.25cm" svg:y="10.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10.25cm" svg:y="10.4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4" draw:layer="layout" svg:width="0.071cm" svg:height="0.071cm" svg:x="9.447cm" svg:y="9.7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9.59cm" svg:y="9.7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9.733cm" svg:y="9.7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4" draw:layer="layout" svg:width="0.071cm" svg:height="0.071cm" svg:x="9.447cm" svg:y="10.9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9.59cm" svg:y="10.9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9.733cm" svg:y="10.9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6" draw:text-style-name="P3" draw:layer="layout" svg:width="0.5cm" svg:height="0.75cm" svg:x="8.75cm" svg:y="10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3" draw:layer="layout" svg:width="0.5cm" svg:height="0.5cm" svg:x="8.25cm" svg:y="11.5cm">
            <text:p text:style-name="P1"><text:span text:style-name="T1">48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5cm" svg:height="0.5cm" svg:x="8.75cm" svg:y="11.5cm">
            <text:p text:style-name="P1"><text:span text:style-name="T1">32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75cm" svg:height="0.5cm" svg:x="9.25cm" svg:y="11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5cm" svg:height="0.5cm" svg:x="10cm" svg:y="11.5cm">
            <text:p text:style-name="P1"><text:span text:style-name="T1">69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5cm" svg:height="0.5cm" svg:x="8.25cm" svg:y="12cm">
            <text:p text:style-name="P1"><text:span text:style-name="T1">5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5cm" svg:height="0.5cm" svg:x="8.75cm" svg:y="12cm">
            <text:p text:style-name="P1"><text:span text:style-name="T1">43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75cm" svg:height="0.5cm" svg:x="9.25cm" svg:y="1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5cm" svg:height="0.5cm" svg:x="10cm" svg:y="12cm">
            <text:p text:style-name="P1"><text:span text:style-name="T1">63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5cm" svg:height="0.75cm" svg:x="8.25cm" svg:y="12.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75cm" svg:height="0.75cm" svg:x="9.25cm" svg:y="12.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5cm" svg:height="0.75cm" svg:x="10cm" svg:y="12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5cm" svg:height="0.5cm" svg:x="8.25cm" svg:y="13.25cm">
            <text:p text:style-name="P1"><text:span text:style-name="T1">98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5cm" svg:height="0.5cm" svg:x="8.75cm" svg:y="13.25cm">
            <text:p text:style-name="P1"><text:span text:style-name="T1">93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75cm" svg:height="0.5cm" svg:x="9.25cm" svg:y="13.2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5cm" svg:height="0.5cm" svg:x="10cm" svg:y="13.25cm">
            <text:p text:style-name="P1"><text:span text:style-name="T1">75</text:span></text:p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0.071cm" svg:height="0.071cm" svg:x="9.447cm" svg:y="11.7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9.59cm" svg:y="11.7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9.733cm" svg:y="11.7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4" draw:layer="layout" svg:width="0.071cm" svg:height="0.071cm" svg:x="8.465cm" svg:y="12.6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8.465cm" svg:y="12.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8.465cm" svg:y="12.9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4" draw:layer="layout" svg:width="0.071cm" svg:height="0.071cm" svg:x="9.447cm" svg:y="12.6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9.59cm" svg:y="12.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9.733cm" svg:y="12.9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4" draw:layer="layout" svg:width="0.071cm" svg:height="0.071cm" svg:x="8.965cm" svg:y="12.6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8.965cm" svg:y="12.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8.965cm" svg:y="12.9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4" draw:layer="layout" svg:width="0.071cm" svg:height="0.071cm" svg:x="10.25cm" svg:y="12.6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10.25cm" svg:y="12.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10.25cm" svg:y="12.9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4" draw:layer="layout" svg:width="0.071cm" svg:height="0.071cm" svg:x="9.447cm" svg:y="12.2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9.59cm" svg:y="12.2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9.733cm" svg:y="12.2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4" draw:layer="layout" svg:width="0.071cm" svg:height="0.071cm" svg:x="9.447cm" svg:y="13.4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9.59cm" svg:y="13.4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9.733cm" svg:y="13.4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6" draw:text-style-name="P3" draw:layer="layout" svg:width="0.5cm" svg:height="0.75cm" svg:x="8.75cm" svg:y="12.5cm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1" draw:layer="layout" svg:width="0.75cm" svg:height="0.5cm" svg:x="10.75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0.75cm" svg:height="0.5cm" svg:x="10.75cm" svg:y="12.3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2.238cm" svg:height="0.958cm" svg:x="8.2cm" svg:y="7.935cm">
          <draw:text-box>
            <text:p text:style-name="P1">入力 <text:span text:style-name="T2">x</text:span></text:p>
          </draw:text-box>
        </draw:frame>
        <draw:frame draw:style-name="gr3" draw:text-style-name="P5" draw:layer="layout" svg:width="1.871cm" svg:height="1.653cm" svg:x="11.4cm" svg:y="7.947cm">
          <draw:text-box>
            <text:p text:style-name="P1"><text:span text:style-name="T3">出力</text:span></text:p>
            <text:p text:style-name="P1"><text:span text:style-name="T2">f </text:span><text:span text:style-name="T4">( </text:span><text:span text:style-name="T2">x </text:span><text:span text:style-name="T4">)</text:span></text:p>
          </draw:text-box>
        </draw:frame>
        <draw:line draw:style-name="gr10" draw:text-style-name="P6" draw:layer="layout" svg:x1="7.75cm" svg:y1="14.5cm" svg:x2="8.25cm" svg:y2="13.75cm">
          <text:p/>
        </draw:line>
        <draw:frame draw:style-name="gr3" draw:text-style-name="P2" draw:layer="layout" svg:width="6.217cm" svg:height="1.649cm" svg:x="2.85cm" svg:y="14.5cm">
          <draw:text-box>
            <text:p>画素の色や明るさを</text:p>
            <text:p>数値で表す。</text:p>
          </draw:text-box>
        </draw:frame>
        <draw:frame draw:style-name="gr3" draw:text-style-name="P2" draw:layer="layout" svg:width="4.312cm" svg:height="1.649cm" svg:x="9.05cm" svg:y="14.5cm">
          <draw:text-box>
            <text:p>分類結果を</text:p>
            <text:p>数値で表す。</text:p>
          </draw:text-box>
        </draw:frame>
        <draw:line draw:style-name="gr10" draw:text-style-name="P6" draw:layer="layout" svg:x1="12.2cm" svg:y1="14.5cm" svg:x2="12.2cm" svg:y2="13cm">
          <text:p/>
        </draw:line>
        <draw:g>
          <draw:custom-shape draw:style-name="gr11" draw:text-style-name="P8" draw:layer="layout" svg:width="1cm" svg:height="1cm" svg:x="14cm" svg:y="9.75cm">
            <text:p text:style-name="P7"><text:span text:style-name="T5">私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8" draw:layer="layout" svg:width="1cm" svg:height="1cm" svg:x="15cm" svg:y="9.75cm">
            <text:p text:style-name="P7"><text:span text:style-name="T5">は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layout" svg:width="1.5cm" svg:height="1cm" svg:x="16cm" svg:y="9.75cm">
            <text:p text:style-name="P7"><text:span text:style-name="T5">人間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layout" svg:width="1.5cm" svg:height="1cm" svg:x="17.5cm" svg:y="9.75cm">
            <text:p text:style-name="P7"><text:span text:style-name="T5">です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8" draw:layer="layout" svg:width="1cm" svg:height="1cm" svg:x="19cm" svg:y="9.75cm">
            <text:p text:style-name="P7"><text:span text:style-name="T5">。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3" draw:text-style-name="P10" draw:layer="layout" svg:width="0.75cm" svg:height="1cm" svg:x="21.25cm" svg:y="9.75cm">
              <text:p text:style-name="P9"><text:span text:style-name="T6">I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10" draw:layer="layout" svg:width="1.25cm" svg:height="1cm" svg:x="22cm" svg:y="9.75cm">
              <text:p text:style-name="P9"><text:span text:style-name="T6">am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10" draw:layer="layout" svg:width="0.75cm" svg:height="1cm" svg:x="23.25cm" svg:y="9.75cm">
              <text:p text:style-name="P9"><text:span text:style-name="T6">a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10" draw:layer="layout" svg:width="2.25cm" svg:height="1cm" svg:x="24cm" svg:y="9.75cm">
              <text:p text:style-name="P9"><text:span text:style-name="T6">human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10" draw:layer="layout" svg:width="0.75cm" svg:height="1cm" svg:x="26.25cm" svg:y="9.75cm">
              <text:p text:style-name="P9"><text:span text:style-name="T6">.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9" draw:text-style-name="P1" draw:layer="layout" svg:width="0.75cm" svg:height="0.5cm" svg:x="20.25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1" draw:text-style-name="P12" draw:layer="layout" svg:width="1cm" svg:height="1cm" svg:x="14cm" svg:y="12cm">
            <text:p text:style-name="P11"><text:span text:style-name="T7">3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2" draw:layer="layout" svg:width="1cm" svg:height="1cm" svg:x="15cm" svg:y="12cm">
            <text:p text:style-name="P13">1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2" draw:layer="layout" svg:width="1cm" svg:height="1cm" svg:x="16cm" svg:y="12cm">
            <text:p text:style-name="P13">4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2" draw:layer="layout" svg:width="1cm" svg:height="1cm" svg:x="17cm" svg:y="12cm">
            <text:p text:style-name="P13">2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2" draw:layer="layout" svg:width="1cm" svg:height="1cm" svg:x="18cm" svg:y="12cm">
            <text:p text:style-name="P13">5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2" draw:layer="layout" svg:width="1cm" svg:height="1cm" svg:x="21.25cm" svg:y="12cm">
            <text:p text:style-name="P11"><text:span text:style-name="T7">6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2" draw:layer="layout" svg:width="1cm" svg:height="1cm" svg:x="22.25cm" svg:y="12cm">
            <text:p text:style-name="P13">7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2" draw:layer="layout" svg:width="1cm" svg:height="1cm" svg:x="23.25cm" svg:y="12cm">
            <text:p text:style-name="P13">5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2" draw:layer="layout" svg:width="1cm" svg:height="1cm" svg:x="24.25cm" svg:y="12cm">
            <text:p text:style-name="P13">98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2" draw:layer="layout" svg:width="1cm" svg:height="1cm" svg:x="25.25cm" svg:y="12cm">
            <text:p text:style-name="P13">51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1" draw:layer="layout" svg:width="0.75cm" svg:height="0.5cm" svg:x="20.25cm" svg:y="12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2.238cm" svg:height="0.958cm" svg:x="15.262cm" svg:y="11.042cm">
          <draw:text-box>
            <text:p text:style-name="P1">入力 <text:span text:style-name="T2">x</text:span></text:p>
          </draw:text-box>
        </draw:frame>
        <draw:frame draw:style-name="gr3" draw:text-style-name="P5" draw:layer="layout" svg:width="3.323cm" svg:height="0.958cm" svg:x="21.927cm" svg:y="11cm">
          <draw:text-box>
            <text:p text:style-name="P1"><text:span text:style-name="T3">出力 </text:span><text:span text:style-name="T2">f </text:span><text:span text:style-name="T4">( </text:span><text:span text:style-name="T2">x </text:span><text:span text:style-name="T4">)</text:span></text:p>
          </draw:text-box>
        </draw:frame>
        <draw:line draw:style-name="gr10" draw:text-style-name="P6" draw:layer="layout" svg:x1="14.5cm" svg:y1="14.5cm" svg:x2="14.5cm" svg:y2="13.25cm">
          <text:p/>
        </draw:line>
        <draw:frame draw:style-name="gr3" draw:text-style-name="P2" draw:layer="layout" svg:width="14.019cm" svg:height="1.649cm" svg:x="13.55cm" svg:y="14.5cm">
          <draw:text-box>
            <text:p>単語や文字をを数値で表す。</text:p>
            <text:p>※ 単語や文字を数値に変換する「辞書」が必要</text:p>
          </draw:text-box>
        </draw:frame>
        <draw:custom-shape draw:style-name="gr11" draw:text-style-name="P12" draw:layer="layout" svg:width="1cm" svg:height="1cm" svg:x="11.75cm" svg:y="9.75cm">
          <text:p text:style-name="P11"><text:span text:style-name="T7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1cm" svg:height="1cm" svg:x="11.75cm" svg:y="12cm">
          <text:p text:style-name="P11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4" draw:layer="layout" svg:width="1.209cm" svg:height="0.954cm" svg:x="7.75cm" svg:y="16.296cm">
          <draw:text-box>
            <text:p><text:span text:style-name="T8">(a)</text:span></text:p>
          </draw:text-box>
        </draw:frame>
        <draw:frame draw:style-name="gr3" draw:text-style-name="P14" draw:layer="layout" svg:width="1.243cm" svg:height="0.954cm" svg:x="20cm" svg:y="16.296cm">
          <draw:text-box>
            <text:p><text:span text:style-name="T8">(b)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游明朝" svg:font-family="游明朝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7-24T18:48:35.850000000</meta:creation-date>
    <dc:date>2021-07-25T10:39:05.720000000</dc:date>
    <meta:editing-duration>PT1M21S</meta:editing-duration>
    <meta:editing-cycles>1</meta:editing-cycles>
    <meta:document-statistic meta:object-count="139"/>
    <meta:generator>LibreOffice/6.4.4.2$Windows_X86_64 LibreOffice_project/3d775be2011f3886db32dfd395a6a6d1ca2630ff</meta:generator>
  </office:meta>
</office:document-meta>
</file>